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4.847cm"/>
    </style:style>
    <style:style style:name="co12" style:family="table-column">
      <style:table-column-properties fo:break-before="auto" style:column-width="2.815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415cm"/>
    </style:style>
    <style:style style:name="co15" style:family="table-column">
      <style:table-column-properties fo:break-before="auto" style:column-width="6.782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3.314cm"/>
    </style:style>
    <style:style style:name="co20" style:family="table-column">
      <style:table-column-properties fo:break-before="auto" style:column-width="2.19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515cm"/>
    </style:style>
    <style:style style:name="co23" style:family="table-column">
      <style:table-column-properties fo:break-before="auto" style:column-width="6.549cm"/>
    </style:style>
    <style:style style:name="co24" style:family="table-column">
      <style:table-column-properties fo:break-before="auto" style:column-width="2.111cm"/>
    </style:style>
    <style:style style:name="co25" style:family="table-column">
      <style:table-column-properties fo:break-before="auto" style:column-width="1.924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3.131cm"/>
    </style:style>
    <style:style style:name="co28" style:family="table-column">
      <style:table-column-properties fo:break-before="auto" style:column-width="2.071cm"/>
    </style:style>
    <style:style style:name="co29" style:family="table-column">
      <style:table-column-properties fo:break-before="auto" style:column-width="1.799cm"/>
    </style:style>
    <style:style style:name="co30" style:family="table-column">
      <style:table-column-properties fo:break-before="auto" style:column-width="1.808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2.007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5.048cm"/>
    </style:style>
    <style:style style:name="co37" style:family="table-column">
      <style:table-column-properties fo:break-before="auto" style:column-width="2.485cm"/>
    </style:style>
    <style:style style:name="co38" style:family="table-column">
      <style:table-column-properties fo:break-before="auto" style:column-width="2.249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572cm"/>
    </style:style>
    <style:style style:name="co42" style:family="table-column">
      <style:table-column-properties fo:break-before="auto" style:column-width="1.517cm"/>
    </style:style>
    <style:style style:name="co43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able-cell-properties fo:background-color="#cccccc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4">
      <style:text-properties fo:font-size="8pt" style:font-size-asian="8pt" style:font-size-complex="8pt"/>
    </style:style>
    <style:style style:name="ce125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able-cell-properties fo:background-color="#ccccc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4">
      <style:text-properties fo:color="#c9211e"/>
    </style:style>
    <style:style style:name="ce4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10377.13" calcext:value-type="float">
            <text:p>10.377,13</text:p>
          </table:table-cell>
          <table:table-cell table:style-name="ce91" table:formula="of:=[.D5]-[.F5]" office:value-type="float" office:value="-10377.13" calcext:value-type="float">
            <text:p>-10.377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2 Sn2'.D4]" office:value-type="float" office:value="60269" calcext:value-type="float">
            <text:p>60.269,00</text:p>
          </table:table-cell>
          <table:table-cell table:formula="of:=[$'12 Sn2'.D5]" office:value-type="float" office:value="48500" calcext:value-type="float">
            <text:p>48.500,00</text:p>
          </table:table-cell>
          <table:table-cell table:style-name="ce91" table:formula="of:=[.C6]-[.D6]" office:value-type="float" office:value="11769" calcext:value-type="float">
            <text:p>11.769,00</text:p>
          </table:table-cell>
          <table:table-cell table:style-name="ce91" table:formula="of:=[$'12 Sn2'.D7]" office:value-type="float" office:value="43079.22" calcext:value-type="float">
            <text:p>43.079,22</text:p>
          </table:table-cell>
          <table:table-cell table:style-name="ce91" table:formula="of:=[.D6]-[.F6]" office:value-type="float" office:value="5420.78" calcext:value-type="float">
            <text:p>5.420,78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35000" calcext:value-type="float">
            <text:p>35.000,00</text:p>
          </table:table-cell>
          <table:table-cell table:formula="of:=[$'13 Sn4'.C6]" office:value-type="float" office:value="23000" calcext:value-type="float">
            <text:p>23.000,00</text:p>
          </table:table-cell>
          <table:table-cell table:style-name="ce91" table:formula="of:=[.C8]-[.D8]" office:value-type="float" office:value="12000" calcext:value-type="float">
            <text:p>12.000,00</text:p>
          </table:table-cell>
          <table:table-cell table:style-name="ce91" table:formula="of:=[$'13 Sn4'.C8]" office:value-type="float" office:value="25220" calcext:value-type="float">
            <text:p>25.220,00</text:p>
          </table:table-cell>
          <table:table-cell table:style-name="ce91" table:formula="of:=[.D8]-[.F8]" office:value-type="float" office:value="-2220" calcext:value-type="float">
            <text:p>-2.22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30000" calcext:value-type="float">
            <text:p>30.000,00</text:p>
          </table:table-cell>
          <table:table-cell table:style-name="ce92" table:formula="of:=[$'15 Sn5'.C6]" office:value-type="float" office:value="22500" calcext:value-type="float">
            <text:p>22.500,00</text:p>
          </table:table-cell>
          <table:table-cell table:style-name="ce91" table:formula="of:=[.C9]-[.D9]" office:value-type="float" office:value="7500" calcext:value-type="float">
            <text:p>7.500,00</text:p>
          </table:table-cell>
          <table:table-cell table:style-name="ce104" table:formula="of:=[$'15 Sn5'.C8]" office:value-type="float" office:value="11500" calcext:value-type="float">
            <text:p>11.500,00</text:p>
          </table:table-cell>
          <table:table-cell table:style-name="ce91" table:formula="of:=[.D9]-[.F9]" office:value-type="float" office:value="11000" calcext:value-type="float">
            <text:p>11.0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20]" office:value-type="float" office:value="18000" calcext:value-type="float">
            <text:p>18.000,00</text:p>
          </table:table-cell>
          <table:table-cell table:style-name="ce91" table:formula="of:=[$'16 Sn6'.E20]" office:value-type="float" office:value="18000" calcext:value-type="float">
            <text:p>18.00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 Sn6'.E21]" office:value-type="float" office:value="2000" calcext:value-type="float">
            <text:p>2.000,00</text:p>
          </table:table-cell>
          <table:table-cell table:style-name="ce91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43269" calcext:value-type="float">
            <text:p>143.269,00</text:p>
          </table:table-cell>
          <table:table-cell table:style-name="ce93" table:formula="of:=SUM([.D4:.D12])" office:value-type="float" office:value="112000" calcext:value-type="float">
            <text:p>112.000,00</text:p>
          </table:table-cell>
          <table:table-cell table:style-name="ce95" table:formula="of:=SUM([.E4:.E12])" office:value-type="float" office:value="31269" calcext:value-type="float">
            <text:p>31.269,00</text:p>
          </table:table-cell>
          <table:table-cell table:style-name="ce93" table:formula="of:=SUM([.F4:.F12])" office:value-type="float" office:value="92176.35" calcext:value-type="float">
            <text:p>92.176,35</text:p>
          </table:table-cell>
          <table:table-cell table:style-name="ce93" table:formula="of:=SUM([.G4:.G12])" office:value-type="float" office:value="19823.65" calcext:value-type="float">
            <text:p>19.823,65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19823.65" calcext:value-type="float">
            <text:p>19.823,65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15065.974" calcext:value-type="float">
            <text:p>15.065,9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4757.676" calcext:value-type="float">
            <text:p>4.757,6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9" table:default-cell-style-name="ce83"/>
        <table:table-column table:style-name="co3" table:default-cell-style-name="ce89"/>
        <table:table-column table:style-name="co6" table:default-cell-style-name="ce89"/>
        <table:table-column table:style-name="co10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65])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75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7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7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7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97"/>
          <table:table-cell office:value-type="float" office:value="44.1" calcext:value-type="float">
            <text:p>44,10</text:p>
          </table:table-cell>
          <table:table-cell table:formula="of:=[.G35]+[.F36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97"/>
          <table:table-cell office:value-type="float" office:value="9.9" calcext:value-type="float">
            <text:p>9,90</text:p>
          </table:table-cell>
          <table:table-cell table:formula="of:=[.G36]+[.F37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97"/>
          <table:table-cell office:value-type="float" office:value="5.46" calcext:value-type="float">
            <text:p>5,46</text:p>
          </table:table-cell>
          <table:table-cell table:formula="of:=[.G37]+[.F38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97"/>
          <table:table-cell office:value-type="float" office:value="13.65" calcext:value-type="float">
            <text:p>13,65</text:p>
          </table:table-cell>
          <table:table-cell table:formula="of:=[.G38]+[.F39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97"/>
          <table:table-cell/>
          <table:table-cell table:formula="of:=[.G39]+[.F40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97"/>
          <table:table-cell/>
          <table:table-cell table:formula="of:=[.G40]+[.F41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97"/>
          <table:table-cell office:value-type="float" office:value="13" calcext:value-type="float">
            <text:p>13,00</text:p>
          </table:table-cell>
          <table:table-cell table:formula="of:=[.G41]+[.F42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97"/>
          <table:table-cell office:value-type="float" office:value="170" calcext:value-type="float">
            <text:p>170,00</text:p>
          </table:table-cell>
          <table:table-cell table:formula="of:=[.G42]+[.F43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88"/>
          <table:table-cell/>
          <table:table-cell office:value-type="string" calcext:value-type="string">
            <text:p>12-2020</text:p>
          </table:table-cell>
          <table:table-cell/>
          <table:table-cell table:style-name="ce97"/>
          <table:table-cell office:value-type="float" office:value="226.11" calcext:value-type="float">
            <text:p>226,11</text:p>
          </table:table-cell>
          <table:table-cell table:formula="of:=[.G43]+[.F44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7"/>
          <table:table-cell office:value-type="float" office:value="100" calcext:value-type="float">
            <text:p>100,00</text:p>
          </table:table-cell>
          <table:table-cell table:formula="of:=[.G44]+[.F45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7"/>
          <table:table-cell office:value-type="float" office:value="500" calcext:value-type="float">
            <text:p>500,00</text:p>
          </table:table-cell>
          <table:table-cell table:formula="of:=[.G45]+[.F46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97"/>
          <table:table-cell office:value-type="float" office:value="323" calcext:value-type="float">
            <text:p>323,00</text:p>
          </table:table-cell>
          <table:table-cell table:formula="of:=[.G46]+[.F47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0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9"/>
        <table:table-column table:style-name="co6" table:default-cell-style-name="ce89"/>
        <table:table-column table:style-name="co5" table:default-cell-style-name="ce89"/>
        <table:table-column table:style-name="co8" table:number-columns-repeated="43" table:default-cell-style-name="ce83"/>
        <table:table-row table:style-name="ro1">
          <table:table-cell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80"/>
          <table:table-cell table:style-name="Default" table:number-columns-repeated="2"/>
          <table:table-cell table:style-name="ce93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112"/>
          <table:table-cell table:style-name="ce93" table:formula="of:=SUM([.D11:.D23])" office:value-type="float" office:value="60269" calcext:value-type="float">
            <text:p>60.2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1:.E21])" office:value-type="float" office:value="48500" calcext:value-type="float">
            <text:p>48.500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[.F23]" office:value-type="float" office:value="11769" calcext:value-type="float">
            <text:p>11.7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112"/>
          <table:table-cell table:style-name="ce93" table:formula="of:=[.E32]" office:value-type="float" office:value="43079.22" calcext:value-type="float">
            <text:p>43.079,22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0"/>
          <table:table-cell table:style-name="ce93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93"/>
          <table:table-cell table:number-columns-repeated="43"/>
        </table:table-row>
        <table:table-row table:style-name="ro1">
          <table:table-cell/>
          <table:table-cell table:style-name="ce80" table:number-columns-repeated="2"/>
          <table:table-cell table:number-columns-repeated="46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7500" calcext:value-type="float">
            <text:p>7500</text:p>
          </table:table-cell>
          <table:table-cell table:style-name="ce10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13500" calcext:value-type="float">
            <text:p>13500</text:p>
          </table:table-cell>
          <table:table-cell table:style-name="ce10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0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0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18500" calcext:value-type="float">
            <text:p>18500</text:p>
          </table:table-cell>
          <table:table-cell table:style-name="ce10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5000" calcext:value-type="float">
            <text:p>5000</text:p>
          </table:table-cell>
          <table:table-cell table:style-name="ce10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02" office:value-type="float" office:value="3014" calcext:value-type="float">
            <text:p>3.014,00</text:p>
          </table:table-cell>
          <table:table-cell table:style-name="Default"/>
          <table:table-cell table:style-name="ce10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02" office:value-type="float" office:value="1610" calcext:value-type="float">
            <text:p>1.610,00</text:p>
          </table:table-cell>
          <table:table-cell table:style-name="Default"/>
          <table:table-cell table:style-name="ce47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/>
          <table:table-cell table:number-columns-repeated="43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0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0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02" table:formula="of:=[.E46]" office:value-type="float" office:value="3885" calcext:value-type="float">
            <text:p>3.885,00</text:p>
          </table:table-cell>
          <table:table-cell table:style-name="Default"/>
          <table:table-cell table:style-name="ce10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0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0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7" office:value-type="date" office:date-value="2020-12-30" calcext:value-type="date">
            <text:p>30.12.2020</text:p>
          </table:table-cell>
          <table:table-cell table:style-name="ce114" office:value-type="string" calcext:value-type="string">
            <text:p>ARALIK SONU İTİBARI İLE TOPLAM ALACAK</text:p>
          </table:table-cell>
          <table:table-cell table:style-name="ce114"/>
          <table:table-cell table:style-name="ce125"/>
          <table:table-cell table:style-name="ce114"/>
          <table:table-cell table:style-name="ce125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2"/>
          <table:table-cell table:style-name="ce93" table:formula="of:=SUM([.E33:.E35])" office:value-type="float" office:value="43079.22" calcext:value-type="float">
            <text:p>43.079,22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08"/>
          <table:table-cell table:style-name="ce118" office:value-type="string" calcext:value-type="string">
            <text:p>AÇIKLAMALAR</text:p>
          </table:table-cell>
          <table:table-cell table:style-name="ce110"/>
          <table:table-cell table:style-name="ce126" table:number-columns-repeated="2"/>
          <table:table-cell table:style-name="ce130"/>
          <table:table-cell table:number-columns-repeated="43"/>
        </table:table-row>
        <table:table-row table:style-name="ro1">
          <table:table-cell/>
          <table:table-cell table:style-name="ce11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9-10-15" calcext:value-type="date">
            <text:p>15.10.2019</text:p>
          </table:table-cell>
          <table:table-cell table:style-name="ce119" office:value-type="string" calcext:value-type="string">
            <text:p>3 İhtar 130-200-50</text:p>
          </table:table-cell>
          <table:table-cell table:style-name="ce119"/>
          <table:table-cell table:style-name="ce102" office:value-type="float" office:value="380" calcext:value-type="float">
            <text:p>380,00</text:p>
          </table:table-cell>
          <table:table-cell table:style-name="ce10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maliye sözleşme damga vergisi</text:p>
          </table:table-cell>
          <table:table-cell table:style-name="ce119"/>
          <table:table-cell table:style-name="ce102" office:value-type="float" office:value="505" calcext:value-type="float">
            <text:p>505,00</text:p>
          </table:table-cell>
          <table:table-cell table:style-name="ce10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Tahliye için icra başvuru</text:p>
          </table:table-cell>
          <table:table-cell table:style-name="ce119"/>
          <table:table-cell table:style-name="ce102" office:value-type="float" office:value="150" calcext:value-type="float">
            <text:p>150,00</text:p>
          </table:table-cell>
          <table:table-cell table:style-name="ce10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29" calcext:value-type="date">
            <text:p>29.11.2019</text:p>
          </table:table-cell>
          <table:table-cell table:style-name="ce119" office:value-type="string" calcext:value-type="string">
            <text:p>icra tebligat 21/2</text:p>
          </table:table-cell>
          <table:table-cell table:style-name="ce119"/>
          <table:table-cell table:style-name="ce102" office:value-type="float" office:value="50" calcext:value-type="float">
            <text:p>50,00</text:p>
          </table:table-cell>
          <table:table-cell table:style-name="ce10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avukat vekalet</text:p>
          </table:table-cell>
          <table:table-cell table:style-name="ce119"/>
          <table:table-cell table:style-name="ce102" office:value-type="float" office:value="200" calcext:value-type="float">
            <text:p>200,00</text:p>
          </table:table-cell>
          <table:table-cell table:style-name="ce10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İcra dava açılışı</text:p>
          </table:table-cell>
          <table:table-cell table:style-name="ce119"/>
          <table:table-cell table:style-name="ce102" office:value-type="float" office:value="500" calcext:value-type="float">
            <text:p>500,00</text:p>
          </table:table-cell>
          <table:table-cell table:style-name="ce10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/>
          <table:table-cell table:style-name="ce119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19"/>
          <table:table-cell table:style-name="Default"/>
          <table:table-cell table:style-name="ce10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dava karşı taraf avukatlık ücreti (DAVA REDDEDİLDİ)</text:p>
          </table:table-cell>
          <table:table-cell table:style-name="ce119"/>
          <table:table-cell table:style-name="ce102" office:value-type="float" office:value="2100" calcext:value-type="float">
            <text:p>2.100,00</text:p>
          </table:table-cell>
          <table:table-cell table:style-name="ce10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08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8-12-31" calcext:value-type="date">
            <text:p>31.12.2018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900" calcext:value-type="float">
            <text:p>900,00</text:p>
          </table:table-cell>
          <table:table-cell table:style-name="ce10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1100" calcext:value-type="float">
            <text:p>1.100,00</text:p>
          </table:table-cell>
          <table:table-cell table:style-name="ce10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0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Çedaş Mart </text:p>
          </table:table-cell>
          <table:table-cell table:style-name="ce119"/>
          <table:table-cell table:style-name="Default" office:value-type="float" office:value="251.85" calcext:value-type="float">
            <text:p>251,85</text:p>
          </table:table-cell>
          <table:table-cell table:style-name="ce10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Çedaş Nisan</text:p>
          </table:table-cell>
          <table:table-cell table:style-name="ce119"/>
          <table:table-cell table:style-name="Default" office:value-type="float" office:value="216.33" calcext:value-type="float">
            <text:p>216,33</text:p>
          </table:table-cell>
          <table:table-cell table:style-name="ce10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Çedaş Mayıs</text:p>
          </table:table-cell>
          <table:table-cell table:style-name="ce119"/>
          <table:table-cell table:style-name="Default" office:value-type="float" office:value="263.46" calcext:value-type="float">
            <text:p>263,46</text:p>
          </table:table-cell>
          <table:table-cell table:style-name="ce10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Çedaş Haziran</text:p>
          </table:table-cell>
          <table:table-cell table:style-name="ce119"/>
          <table:table-cell table:style-name="Default" office:value-type="float" office:value="28.41" calcext:value-type="float">
            <text:p>28,41</text:p>
          </table:table-cell>
          <table:table-cell table:style-name="ce10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Çedaş Temmuz</text:p>
          </table:table-cell>
          <table:table-cell table:style-name="ce119"/>
          <table:table-cell table:style-name="Default" office:value-type="float" office:value="367.27" calcext:value-type="float">
            <text:p>367,27</text:p>
          </table:table-cell>
          <table:table-cell table:style-name="ce10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0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Çedaş Ağustos</text:p>
          </table:table-cell>
          <table:table-cell table:style-name="ce119"/>
          <table:table-cell table:style-name="Default" office:value-type="float" office:value="312.41" calcext:value-type="float">
            <text:p>312,41</text:p>
          </table:table-cell>
          <table:table-cell table:style-name="ce10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Çedaş Eylül</text:p>
          </table:table-cell>
          <table:table-cell table:style-name="ce119"/>
          <table:table-cell table:style-name="Default" office:value-type="float" office:value="275.34" calcext:value-type="float">
            <text:p>275,34</text:p>
          </table:table-cell>
          <table:table-cell table:style-name="ce10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Çedaş 10-11</text:p>
          </table:table-cell>
          <table:table-cell table:style-name="ce119"/>
          <table:table-cell table:style-name="ce128" office:value-type="float" office:value="657.26" calcext:value-type="float">
            <text:p>657,26</text:p>
          </table:table-cell>
          <table:table-cell table:style-name="ce10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gecikme</text:p>
          </table:table-cell>
          <table:table-cell table:style-name="ce119"/>
          <table:table-cell table:style-name="ce128" office:value-type="float" office:value="185.64" calcext:value-type="float">
            <text:p>185,64</text:p>
          </table:table-cell>
          <table:table-cell table:style-name="ce10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ödeme </text:p>
          </table:table-cell>
          <table:table-cell table:style-name="ce119"/>
          <table:table-cell table:style-name="ce129" office:value-type="float" office:value="-800" calcext:value-type="float">
            <text:p>-800,00</text:p>
          </table:table-cell>
          <table:table-cell table:style-name="ce10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10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8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8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89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8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8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89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39" office:value-type="string" calcext:value-type="string">
            <text:p>toplam dolar borcu</text:p>
          </table:table-cell>
          <table:table-cell table:style-name="ce42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88"/>
          <table:table-cell/>
          <table:table-cell table:style-name="ce89"/>
          <table:table-cell table:number-columns-repeated="46"/>
        </table:table-row>
        <table:table-row table:style-name="ro1">
          <table:table-cell table:style-name="ce111" table:number-columns-repeated="2"/>
          <table:table-cell table:style-name="ce123"/>
          <table:table-cell table:style-name="ce126" table:number-columns-repeated="2"/>
          <table:table-cell table:number-columns-repeated="44"/>
        </table:table-row>
        <table:table-row table:style-name="ro1">
          <table:table-cell table:style-name="ce103"/>
          <table:table-cell table:style-name="ce11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ce119" office:value-type="string" calcext:value-type="string">
            <text:p>2018-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D74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7500" calcext:value-type="float">
            <text:p>-7.500,00</text:p>
          </table:table-cell>
          <table:table-cell table:style-name="ce102" table:formula="of:=[.E74]+[.D75]" office:value-type="float" office:value="17500" calcext:value-type="float">
            <text:p>17.5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13500" calcext:value-type="float">
            <text:p>-13.500,00</text:p>
          </table:table-cell>
          <table:table-cell table:style-name="ce102" table:formula="of:=[.E75]+[.D76]" office:value-type="float" office:value="4000" calcext:value-type="float">
            <text:p>4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1-30" calcext:value-type="date">
            <text:p>30.01.2019</text:p>
          </table:table-cell>
          <table:table-cell table:style-name="ce119" office:value-type="string" calcext:value-type="string">
            <text:p>Gecikme 4000</text:p>
          </table:table-cell>
          <table:table-cell table:style-name="ce124" office:value-type="float" office:value="28.7" calcext:value-type="float">
            <text:p>28,70</text:p>
          </table:table-cell>
          <table:table-cell table:style-name="Default"/>
          <table:table-cell table:style-name="ce102" table:formula="of:=[.E76]+[.D77]" office:value-type="float" office:value="4000" calcext:value-type="float">
            <text:p>4.000,00</text:p>
          </table:table-cell>
          <table:table-cell table:style-name="ce10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2-28" calcext:value-type="date">
            <text:p>28.02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29.97" calcext:value-type="float">
            <text:p>29,97</text:p>
          </table:table-cell>
          <table:table-cell table:style-name="Default"/>
          <table:table-cell table:style-name="ce102" table:formula="of:=[.E77]+[.D78]" office:value-type="float" office:value="4000" calcext:value-type="float">
            <text:p>4.000,00</text:p>
          </table:table-cell>
          <table:table-cell table:style-name="ce10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3-30" calcext:value-type="date">
            <text:p>30.03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1.17" calcext:value-type="float">
            <text:p>31,17</text:p>
          </table:table-cell>
          <table:table-cell table:style-name="Default"/>
          <table:table-cell table:style-name="ce102" table:formula="of:=[.E78]+[.D79]" office:value-type="float" office:value="4000" calcext:value-type="float">
            <text:p>4.000,00</text:p>
          </table:table-cell>
          <table:table-cell table:style-name="ce10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4-30" calcext:value-type="date">
            <text:p>30.04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2.24" calcext:value-type="float">
            <text:p>32,24</text:p>
          </table:table-cell>
          <table:table-cell table:style-name="Default"/>
          <table:table-cell table:style-name="ce102" table:formula="of:=[.E79]+[.D80]" office:value-type="float" office:value="4000" calcext:value-type="float">
            <text:p>4.000,00</text:p>
          </table:table-cell>
          <table:table-cell table:style-name="ce10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0]+[.D81]" office:value-type="float" office:value="2000" calcext:value-type="float">
            <text:p>2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5-30" calcext:value-type="date">
            <text:p>30.05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19.91" calcext:value-type="float">
            <text:p>19,91</text:p>
          </table:table-cell>
          <table:table-cell table:style-name="ce102"/>
          <table:table-cell table:style-name="ce102" table:formula="of:=[.E81]+[.D82]" office:value-type="float" office:value="2000" calcext:value-type="float">
            <text:p>2.000,00</text:p>
          </table:table-cell>
          <table:table-cell table:style-name="ce10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6-30" calcext:value-type="date">
            <text:p>30.06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81" calcext:value-type="float">
            <text:p>32,81</text:p>
          </table:table-cell>
          <table:table-cell table:style-name="Default"/>
          <table:table-cell table:style-name="ce102" table:formula="of:=[.E82]+[.D83]" office:value-type="float" office:value="2000" calcext:value-type="float">
            <text:p>2.000,00</text:p>
          </table:table-cell>
          <table:table-cell table:style-name="ce10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7-30" calcext:value-type="date">
            <text:p>30.07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34" calcext:value-type="float">
            <text:p>32,34</text:p>
          </table:table-cell>
          <table:table-cell table:style-name="Default"/>
          <table:table-cell table:style-name="ce102" table:formula="of:=[.E83]+[.D84]" office:value-type="float" office:value="2000" calcext:value-type="float">
            <text:p>2.000,00</text:p>
          </table:table-cell>
          <table:table-cell table:style-name="ce10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8-30" calcext:value-type="date">
            <text:p>30.08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0.51" calcext:value-type="float">
            <text:p>30,51</text:p>
          </table:table-cell>
          <table:table-cell table:style-name="Default"/>
          <table:table-cell table:style-name="ce102" table:formula="of:=[.E84]+[.D85]" office:value-type="float" office:value="2000" calcext:value-type="float">
            <text:p>2.000,00</text:p>
          </table:table-cell>
          <table:table-cell table:style-name="ce10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5]+[.D86]" office:value-type="float" office:value="0" calcext:value-type="float">
            <text:p>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ce119" office:value-type="string" calcext:value-type="string">
            <text:p>20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E86]+[.D87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 üfe artışı</text:p>
          </table:table-cell>
          <table:table-cell table:style-name="ce119" office:value-type="float" office:value="22.58" calcext:value-type="float">
            <text:p>22,58</text:p>
          </table:table-cell>
          <table:table-cell table:style-name="ce102" table:formula="of:=[.C88]*[.E87]/100" office:value-type="float" office:value="5645" calcext:value-type="float">
            <text:p>5.645,00</text:p>
          </table:table-cell>
          <table:table-cell table:style-name="ce102" table:formula="of:=[.E87]+[.D88]" office:value-type="float" office:value="30645" calcext:value-type="float">
            <text:p>30.6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18500" calcext:value-type="float">
            <text:p>-18.500,00</text:p>
          </table:table-cell>
          <table:table-cell table:style-name="ce102" table:formula="of:=[.E88]+[.D89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30" calcext:value-type="date">
            <text:p>30.11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9.68" calcext:value-type="float">
            <text:p>19,68</text:p>
          </table:table-cell>
          <table:table-cell table:style-name="Default"/>
          <table:table-cell table:style-name="ce102" table:formula="of:=[.E89]+[.D90]" office:value-type="float" office:value="12145" calcext:value-type="float">
            <text:p>12.145,00</text:p>
          </table:table-cell>
          <table:table-cell table:style-name="ce10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0" calcext:value-type="date">
            <text:p>30.12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/>
          <table:table-cell table:style-name="ce102" table:formula="of:=[.E90]+[.D91]" office:value-type="float" office:value="12145" calcext:value-type="float">
            <text:p>12.145,00</text:p>
          </table:table-cell>
          <table:table-cell table:style-name="ce10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ce102"/>
          <table:table-cell table:style-name="ce102" table:formula="of:=[.E91]+[.D92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1-30" calcext:value-type="date">
            <text:p>30.01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5.71" calcext:value-type="float">
            <text:p>15,71</text:p>
          </table:table-cell>
          <table:table-cell table:style-name="Default"/>
          <table:table-cell table:style-name="ce102" table:formula="of:=[.E92]+[.D93]" office:value-type="float" office:value="12145" calcext:value-type="float">
            <text:p>12.145,00</text:p>
          </table:table-cell>
          <table:table-cell table:style-name="ce10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2-28" calcext:value-type="date">
            <text:p>28.02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4.18" calcext:value-type="float">
            <text:p>14,18</text:p>
          </table:table-cell>
          <table:table-cell table:style-name="Default"/>
          <table:table-cell table:style-name="ce102" table:formula="of:=[.E93]+[.D94]" office:value-type="float" office:value="12145" calcext:value-type="float">
            <text:p>12.145,00</text:p>
          </table:table-cell>
          <table:table-cell table:style-name="ce10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1" calcext:value-type="float">
            <text:p>12,61</text:p>
          </table:table-cell>
          <table:table-cell table:style-name="Default"/>
          <table:table-cell table:style-name="ce102" table:formula="of:=[.E94]+[.D95]" office:value-type="float" office:value="12145" calcext:value-type="float">
            <text:p>12.145,00</text:p>
          </table:table-cell>
          <table:table-cell table:style-name="ce10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5000" calcext:value-type="float">
            <text:p>-5.000,00</text:p>
          </table:table-cell>
          <table:table-cell table:style-name="ce102" table:formula="of:=[.E95]+[.D9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0.87" calcext:value-type="float">
            <text:p>10,87</text:p>
          </table:table-cell>
          <table:table-cell table:style-name="Default"/>
          <table:table-cell table:style-name="ce102" table:formula="of:=[.E96]+[.D97]" office:value-type="float" office:value="7145" calcext:value-type="float">
            <text:p>7.145,00</text:p>
          </table:table-cell>
          <table:table-cell table:style-name="ce10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39" calcext:value-type="float">
            <text:p>11,39</text:p>
          </table:table-cell>
          <table:table-cell table:style-name="Default"/>
          <table:table-cell table:style-name="ce102" table:formula="of:=[.E97]+[.D98]" office:value-type="float" office:value="7145" calcext:value-type="float">
            <text:p>7.145,00</text:p>
          </table:table-cell>
          <table:table-cell table:style-name="ce10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2" calcext:value-type="float">
            <text:p>12,62</text:p>
          </table:table-cell>
          <table:table-cell table:style-name="Default"/>
          <table:table-cell table:style-name="ce102" table:formula="of:=[.E98]+[.D99]" office:value-type="float" office:value="7145" calcext:value-type="float">
            <text:p>7.145,00</text:p>
          </table:table-cell>
          <table:table-cell table:style-name="ce10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6" calcext:value-type="float">
            <text:p>11,76</text:p>
          </table:table-cell>
          <table:table-cell table:style-name="ce102"/>
          <table:table-cell table:style-name="ce102" table:formula="of:=[.E99]+[.D100]" office:value-type="float" office:value="7145" calcext:value-type="float">
            <text:p>7.145,00</text:p>
          </table:table-cell>
          <table:table-cell table:style-name="ce10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Default"/>
          <table:table-cell table:style-name="ce102" table:formula="of:=[.E100]+[.D101]" office:value-type="float" office:value="7145" calcext:value-type="float">
            <text:p>7.145,00</text:p>
          </table:table-cell>
          <table:table-cell table:style-name="ce10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ce102"/>
          <table:table-cell table:style-name="ce102" table:formula="of:=[.E101]+[.D102]" office:value-type="float" office:value="7145" calcext:value-type="float">
            <text:p>7.145,00</text:p>
          </table:table-cell>
          <table:table-cell table:style-name="ce10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" calcext:value-type="float">
            <text:p>12</text:p>
          </table:table-cell>
          <table:table-cell table:style-name="ce102"/>
          <table:table-cell table:style-name="ce102" table:formula="of:=[.E102]+[.D103]" office:value-type="float" office:value="7145" calcext:value-type="float">
            <text:p>7.145,00</text:p>
          </table:table-cell>
          <table:table-cell table:style-name="ce10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Gecikme 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3]+[.D104]" office:value-type="float" office:value="7145" calcext:value-type="float">
            <text:p>7.145,00</text:p>
          </table:table-cell>
          <table:table-cell table:style-name="ce10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-2021 Kira Bedeli</text:p>
          </table:table-cell>
          <table:table-cell table:style-name="ce119"/>
          <table:table-cell table:style-name="ce102"/>
          <table:table-cell table:style-name="ce102" table:formula="of:=[.E104]+[.D10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30648*18%+=36165 <text:s text:c="2"/>36165/12=3014</text:p>
          </table:table-cell>
          <table:table-cell table:style-name="ce119"/>
          <table:table-cell table:style-name="ce102"/>
          <table:table-cell table:style-name="ce102" table:formula="of:=[.E105]+[.D10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Kasım Kira Bedeli</text:p>
          </table:table-cell>
          <table:table-cell table:style-name="ce119"/>
          <table:table-cell table:style-name="ce102" office:value-type="float" office:value="3014" calcext:value-type="float">
            <text:p>3.014,00</text:p>
          </table:table-cell>
          <table:table-cell table:style-name="ce102" table:formula="of:=[.E106]+[.D107]" office:value-type="float" office:value="10159" calcext:value-type="float">
            <text:p>10.159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Kasım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7]+[.D108]" office:value-type="float" office:value="10159" calcext:value-type="float">
            <text:p>10.159,00</text:p>
          </table:table-cell>
          <table:table-cell table:style-name="ce10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19" office:value-type="string" calcext:value-type="string">
            <text:p>Aralık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8]+[.D109]" office:value-type="float" office:value="10159" calcext:value-type="float">
            <text:p>10.159,00</text:p>
          </table:table-cell>
          <table:table-cell table:style-name="ce10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10"/>
          <table:table-cell table:style-name="ce120" office:value-type="string" calcext:value-type="string">
            <text:p>TOPLAM GECİKME TUTARI</text:p>
          </table:table-cell>
          <table:table-cell table:style-name="ce122"/>
          <table:table-cell table:style-name="ce127" table:number-columns-repeated="2"/>
          <table:table-cell table:style-name="ce125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3 Sn4" table:style-name="ta1">
        <table:table-column table:style-name="co14" table:default-cell-style-name="ce83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8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CD <text:s/>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3:.C32])" office:value-type="float" office:value="35000" calcext:value-type="float">
            <text:p>35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3:.D32])" office:value-type="float" office:value="23000" calcext:value-type="float">
            <text:p>23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31]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5]" office:value-type="float" office:value="25220" calcext:value-type="float">
            <text:p>25.22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-2220" calcext:value-type="float">
            <text:p>-2.22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93"/>
          <table:table-cell/>
          <table:table-cell table:style-name="ce99" table:formula="of:=[.C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 3000 TL</text:p>
          </table:table-cell>
          <table:table-cell table:style-name="Default"/>
          <table:table-cell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000 TL</text:p>
          </table:table-cell>
          <table:table-cell table:style-name="Default" table:number-columns-repeated="2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<text:span text:style-name="T5">2020-21 </text:span>Kira Bedeli 1-7/12</text:p>
          </table:table-cell>
          <table:table-cell table:style-name="ce102" office:value-type="float" office:value="20000" calcext:value-type="float">
            <text:p>20.000,00</text:p>
          </table:table-cell>
          <table:table-cell table:style-name="ce102"/>
          <table:table-cell table:style-name="ce91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table:style-name="ce102" office:value-type="float" office:value="20000" calcext:value-type="float">
            <text:p>20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<text:span text:style-name="T5">2020-21 </text:span>Kira Bedeli 8/12           senetli</text:p>
          </table:table-cell>
          <table:table-cell table:style-name="ce102" office:value-type="float" office:value="3000" calcext:value-type="float">
            <text:p>3.000,00</text:p>
          </table:table-cell>
          <table:table-cell table:style-name="Default"/>
          <table:table-cell table:style-name="ce91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i 8/12 elden ödendi senet iade edildi</text:p>
          </table:table-cell>
          <table:table-cell table:style-name="ce102"/>
          <table:table-cell table:style-name="Default" office:value-type="float" office:value="3000" calcext:value-type="float">
            <text:p>3000</text:p>
          </table:table-cell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/>
          <table:table-cell table:style-name="ce91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7:.D56])" office:value-type="float" office:value="25220" calcext:value-type="float">
            <text:p>25.2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102"/>
        <table:table-column table:style-name="co8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31])" office:value-type="float" office:value="30000" calcext:value-type="float">
            <text:p>30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31])" office:value-type="float" office:value="22500" calcext:value-type="float">
            <text:p>22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30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11500" calcext:value-type="float">
            <text:p>11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1000" calcext:value-type="float">
            <text:p>1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office:value-type="string" calcext:value-type="string">
            <text:p>Yıllık Kira Bedeli</text:p>
          </table:table-cell>
          <table:table-cell table:style-name="ce93"/>
          <table:table-cell table:style-name="ce89"/>
          <table:table-cell table:style-name="ce99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 indirim 3000 TL</text:p>
          </table:table-cell>
          <table:table-cell/>
          <table:table-cell table:style-name="ce89"/>
          <table:table-cell table:style-name="ce91" table:formula="of:=[.E16]+[.C17]-[.D17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 indirim 3000 TL</text:p>
          </table:table-cell>
          <table:table-cell/>
          <table:table-cell table:style-name="ce89"/>
          <table:table-cell table:style-name="ce91" table:formula="of:=[.E17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Kira Bedeli 3-7/12</text:p>
          </table:table-cell>
          <table:table-cell table:style-name="ce102" office:value-type="float" office:value="15000" calcext:value-type="float">
            <text:p>15.000,00</text:p>
          </table:table-cell>
          <table:table-cell/>
          <table:table-cell table:style-name="ce91" table:formula="of:=[.E18]+[.C19]-[.D19]" office:value-type="float" office:value="15000" calcext:value-type="float">
            <text:p>15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office:value-type="float" office:value="15000" calcext:value-type="float">
            <text:p>15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Bedeli 8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0]+[.C21]-[.D21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Ödemesii 8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1]+[.C22]-[.D22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ce83" office:value-type="string" calcext:value-type="string">
            <text:p>Kira Bedeli 9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2]+[.C23]-[.D23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12" calcext:value-type="date">
            <text:p>12.11.2020</text:p>
          </table:table-cell>
          <table:table-cell table:style-name="ce83" office:value-type="string" calcext:value-type="string">
            <text:p>Kira Ödemesi 9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4]+[.C25]-[.D25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 office:value-type="float" office:value="1500" calcext:value-type="float">
            <text:p>1.500,00</text:p>
          </table:table-cell>
          <table:table-cell table:style-name="ce91" table:formula="of:=[.E25]+[.C26]-[.D2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6]+[.C27]-[.D27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 <text:s/></text:p>
          </table:table-cell>
          <table:table-cell table:style-name="ce102"/>
          <table:table-cell/>
          <table:table-cell table:style-name="ce91" table:formula="of:=[.E27]+[.C28]-[.D2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8]+[.C29]-[.D29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9]+[.C30]-[.D3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8])" office:value-type="float" office:value="11500" calcext:value-type="float">
            <text:p>11.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kira indirimi</text:p>
          </table:table-cell>
          <table:table-cell table:style-name="ce89"/>
          <table:table-cell table:style-name="ce131" office:value-type="float" office:value="6000" calcext:value-type="float">
            <text:p>6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motorcu boy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2" calcext:value-type="date">
            <text:p>22.08.2020</text:p>
          </table:table-cell>
          <table:table-cell table:style-name="ce83" office:value-type="string" calcext:value-type="string">
            <text:p>motorcu hel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4" calcext:value-type="date">
            <text:p>24.08.2020</text:p>
          </table:table-cell>
          <table:table-cell table:style-name="ce83" office:value-type="string" calcext:value-type="string">
            <text:p>motorcu kapı</text:p>
          </table:table-cell>
          <table:table-cell table:style-name="ce89"/>
          <table:table-cell table:style-name="ce89" office:value-type="float" office:value="2000" calcext:value-type="float">
            <text:p>2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Alçıpan demir işleri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camcı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arka duvar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elektrik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19" table:default-cell-style-name="ce83"/>
        <table:table-column table:style-name="co3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91" table:formula="of:=[.C9]-[.E9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5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02" office:value-type="float" office:value="6200" calcext:value-type="float">
            <text:p>6.200,00</text:p>
          </table:table-cell>
          <table:table-cell table:style-name="ce102"/>
          <table:table-cell office:value-type="float" office:value="6200" calcext:value-type="float">
            <text:p>6.200,00</text:p>
          </table:table-cell>
          <table:table-cell table:style-name="ce91" table:formula="of:=[.C13]-[.E13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02" office:value-type="float" office:value="7800" calcext:value-type="float">
            <text:p>7.800,00</text:p>
          </table:table-cell>
          <table:table-cell table:style-name="ce102"/>
          <table:table-cell office:value-type="float" office:value="7800" calcext:value-type="float">
            <text:p>7.800,00</text:p>
          </table:table-cell>
          <table:table-cell table:style-name="ce91" table:formula="of:=[.C17]-[.E17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formula="of:=SUM([.C7:.C19])" office:value-type="float" office:value="18000" calcext:value-type="float">
            <text:p>18.000,00</text:p>
          </table:table-cell>
          <table:table-cell table:style-name="ce93"/>
          <table:table-cell table:style-name="ce93" table:formula="of:=SUM([.E7:.E19])" office:value-type="float" office:value="18000" calcext:value-type="float">
            <text:p>18.000,00</text:p>
          </table:table-cell>
          <table:table-cell table:style-name="ce95" table:formula="of:=SUM([.F7:.F19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 Nzn" table:style-name="ta2"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4"/>
        <table:table-column table:style-name="co26" table:default-cell-style-name="ce144"/>
        <table:table-column table:style-name="co8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float" office:value="18616.176" calcext:value-type="float">
            <text:p>18.616,18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0 Sny'.G18]" office:value-type="float" office:value="4757.676" calcext:value-type="float">
            <text:p>+4.757,68</text:p>
          </table:table-cell>
          <table:table-cell table:style-name="ce163"/>
          <table:table-cell table:style-name="ce163" table:formula="of:=-[.C11]" office:value-type="float" office:value="-4757.676" calcext:value-type="float">
            <text:p>-4.757,68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ön kira geliri</text:p>
          </table:table-cell>
          <table:table-cell table:style-name="ce57" office:value-type="float" office:value="8158.5" calcext:value-type="float">
            <text:p>8.158,50</text:p>
          </table:table-cell>
          <table:table-cell table:style-name="ce164"/>
          <table:table-cell table:style-name="ce164" table:formula="of:=[.E11]-[.C12]+[.D12]" office:value-type="float" office:value="-12916.176" calcext:value-type="float">
            <text:p>-12.916,18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arka kira geliri</text:p>
          </table:table-cell>
          <table:table-cell table:style-name="ce171" office:value-type="float" office:value="5700" calcext:value-type="float">
            <text:p>5.700,00</text:p>
          </table:table-cell>
          <table:table-cell table:style-name="ce168"/>
          <table:table-cell table:style-name="ce164" table:formula="of:=[.E12]-[.C13]+[.D13]" office:value-type="float" office:value="-18616.176" calcext:value-type="float">
            <text:p>-18.616,18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82" office:value-type="date" office:date-value="2020-12-31" calcext:value-type="date">
            <text:p>31.Aralık.2020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 Dgs" table:style-name="ta3">
        <table:table-column table:style-name="co8" table:default-cell-style-name="ce75"/>
        <table:table-column table:style-name="co27" table:default-cell-style-name="ce88"/>
        <table:table-column table:style-name="co28" table:default-cell-style-name="ce89"/>
        <table:table-column table:style-name="co29" table:default-cell-style-name="ce89"/>
        <table:table-column table:style-name="co30" table:default-cell-style-name="ce91"/>
        <table:table-column table:style-name="co31" table:default-cell-style-name="ce89"/>
        <table:table-column table:style-name="co32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 office:value-type="string" calcext:value-type="string">
            <text:p>28-2-2019-20</text:p>
          </table:table-cell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0-21</text:p>
          </table:table-cell>
          <table:table-cell table:style-name="ce91" office:value-type="float" office:value="25000" calcext:value-type="float">
            <text:p>25.000,00</text:p>
          </table:table-cell>
          <table:table-cell table:style-name="ce91"/>
          <table:table-cell table:formula="of:=[.C11]-[.D11]" office:value-type="float" office:value="25000" calcext:value-type="float">
            <text:p>25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7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7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7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7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7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25000" calcext:value-type="float">
            <text:p>25.000,00</text:p>
          </table:table-cell>
          <table:table-cell table:style-name="ce93" table:formula="of:=SUM([.D9:.D20])" office:value-type="float" office:value="25000" calcext:value-type="float">
            <text:p>25.000,00</text:p>
          </table:table-cell>
          <table:table-cell table:style-name="ce95" table:formula="of:=[.C21]-[.D21]" office:value-type="float" office:value="0" calcext:value-type="float">
            <text:p>0,00</text:p>
          </table:table-cell>
          <table:table-cell table:style-name="ce93" table:formula="of:=SUM([.F9:.F20])" office:value-type="float" office:value="4077.66" calcext:value-type="float">
            <text:p>4.077,66</text:p>
          </table:table-cell>
          <table:table-cell table:style-name="ce99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75"/>
        <table:table-column table:style-name="co33" table:default-cell-style-name="ce88"/>
        <table:table-column table:style-name="co28" table:default-cell-style-name="ce91"/>
        <table:table-column table:style-name="co34" table:default-cell-style-name="ce89"/>
        <table:table-column table:style-name="co35" table:default-cell-style-name="ce91"/>
        <table:table-column table:style-name="co31" table:default-cell-style-name="ce89"/>
        <table:table-column table:style-name="co32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0-21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91"/>
          <table:table-cell table:formula="of:=[.C8]-[.D8]" office:value-type="float" office:value="9700" calcext:value-type="float">
            <text:p>9.700,00</text:p>
          </table:table-cell>
          <table:table-cell table:style-name="ce91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 office:value-type="float" office:value="9700" calcext:value-type="float">
            <text:p>9.700,00</text:p>
          </table:table-cell>
          <table:table-cell table:style-name="ce91"/>
          <table:table-cell/>
          <table:table-cell table:style-name="ce91"/>
          <table:table-cell/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9700" calcext:value-type="float">
            <text:p>9.700,00</text:p>
          </table:table-cell>
          <table:table-cell table:style-name="ce9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91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91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8:.D22])" office:value-type="float" office:value="7900" calcext:value-type="float">
            <text:p>7.900,00</text:p>
          </table:table-cell>
          <table:table-cell/>
          <table:table-cell table:style-name="ce93" table:formula="of:=SUM([.F8:.F22])" office:value-type="float" office:value="0" calcext:value-type="float">
            <text:p>0,00</text:p>
          </table:table-cell>
          <table:table-cell table:style-name="ce99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5]*[.$F$27]" office:value-type="float" office:value="7900" calcext:value-type="float">
            <text:p>7.900,00</text:p>
          </table:table-cell>
        </table:table-row>
      </table:table>
      <table:table table:name="12 hc" table:style-name="ta2">
        <table:table-column table:style-name="co8" table:default-cell-style-name="Default"/>
        <table:table-column table:style-name="co36" table:default-cell-style-name="Default"/>
        <table:table-column table:style-name="co37" table:default-cell-style-name="ce144"/>
        <table:table-column table:style-name="co8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23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24 Tzgmrg'.G27]" office:value-type="float" office:value="7900" calcext:value-type="float">
            <text:p>7.900,00</text:p>
          </table:table-cell>
          <table:table-cell table:style-name="ce162"/>
          <table:table-cell table:style-name="ce164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0 Sny'.G17]" office:value-type="float" office:value="15065.974" calcext:value-type="float">
            <text:p>15.065,97</text:p>
          </table:table-cell>
          <table:table-cell table:style-name="ce162"/>
          <table:table-cell table:style-name="ce164" table:formula="of:=[.E6]+[.C7]-[.D7]" office:value-type="float" office:value="43888.314" calcext:value-type="float">
            <text:p>43.888,3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54888.314" calcext:value-type="float">
            <text:p>54.888,3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57950.814" calcext:value-type="float">
            <text:p>57.950,8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58663.314" calcext:value-type="float">
            <text:p>58.663,3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home/mr/aa/hes2020/Account/2020/20.ods'#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17357.516" calcext:value-type="float">
            <text:p>-17.357,5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office:value-type="float" office:value="-20695" calcext:value-type="float">
            <text:p>-20.695,00</text:p>
          </table:table-cell>
          <table:table-cell table:style-name="ce164"/>
          <table:table-cell table:style-name="ce164" table:formula="of:=[.E11]+[.C12]-[.D12]" office:value-type="float" office:value="-38052.516" calcext:value-type="float">
            <text:p>-38.052,5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17 Nzn'.E13]" office:value-type="float" office:value="-18616.176" calcext:value-type="float">
            <text:p>-18.616,18</text:p>
          </table:table-cell>
          <table:table-cell table:style-name="ce164"/>
          <table:table-cell table:style-name="ce164" table:formula="of:=[.E12]+[.C13]-[.D13]" office:value-type="float" office:value="-56668.692" calcext:value-type="float">
            <text:p>-56.668,69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56668.692" calcext:value-type="float">
            <text:p>-56.668,69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57068.692" calcext:value-type="float">
            <text:p>-57.068,69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57468.692" calcext:value-type="float">
            <text:p>-57.468,69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58268.692" calcext:value-type="float">
            <text:p>-58.268,69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58918.692" calcext:value-type="float">
            <text:p>-58.918,69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59568.692" calcext:value-type="float">
            <text:p>-59.568,69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59568.692" calcext:value-type="float">
            <text:p>-59.568,69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59568.692" calcext:value-type="float">
            <text:p>-59.568,69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60568.692" calcext:value-type="float">
            <text:p>-60.568,69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61568.692" calcext:value-type="float">
            <text:p>-61.568,69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80858.692" calcext:value-type="float">
            <text:p>-80.858,69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87641.692" calcext:value-type="float">
            <text:p>-87.641,69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88641.692" calcext:value-type="float">
            <text:p>-88.641,69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89641.692" calcext:value-type="float">
            <text:p>-89.641,69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90641.692" calcext:value-type="float">
            <text:p>-90.641,69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91701.692" calcext:value-type="float">
            <text:p>-91.701,69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2" table:print="false"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tahmin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96" office:value-type="string" calcext:value-type="string">
            <text:p>Kira</text:p>
          </table:table-cell>
          <table:table-cell table:style-name="ce96" office:value-type="string" calcext:value-type="string">
            <text:p>Maaş</text:p>
          </table:table-cell>
          <table:table-cell table:style-name="ce96" office:value-type="string" calcext:value-type="string">
            <text:p>Toplam</text:p>
          </table:table-cell>
          <table:table-cell table:style-name="ce96" office:value-type="string" calcext:value-type="string">
            <text:p>Genel</text:p>
          </table:table-cell>
          <table:table-cell table:style-name="ce96"/>
          <table:table-cell table:number-columns-repeated="3" table:style-name="ce96" office:value-type="float" office:value="0.15" calcext:value-type="float">
            <text:p>0,15</text:p>
          </table:table-cell>
          <table:table-cell table:style-name="ce96" office:value-type="float" office:value="0.4" calcext:value-type="float">
            <text:p>0,4</text:p>
          </table:table-cell>
          <table:table-cell table:style-name="ce96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7" table:formula="of:=[.D18]/12" office:value-type="float" office:value="12450" calcext:value-type="float">
            <text:p>12450</text:p>
          </table:table-cell>
          <table:table-cell table:style-name="ce97" table:formula="of:=[.E18]/12" office:value-type="float" office:value="6600" calcext:value-type="float">
            <text:p>6600</text:p>
          </table:table-cell>
          <table:table-cell table:style-name="ce97" table:formula="of:=[.F18]/12" office:value-type="float" office:value="5850" calcext:value-type="float">
            <text:p>5850</text:p>
          </table:table-cell>
          <table:table-cell table:style-name="ce97" table:formula="of:=[.G18]/12" office:value-type="float" office:value="877.5" calcext:value-type="float">
            <text:p>877,5</text:p>
          </table:table-cell>
          <table:table-cell table:style-name="ce97" table:formula="of:=[.H18]/12" office:value-type="float" office:value="877.5" calcext:value-type="float">
            <text:p>877,5</text:p>
          </table:table-cell>
          <table:table-cell table:style-name="ce97" table:formula="of:=[.I18]/12" office:value-type="float" office:value="877.5" calcext:value-type="float">
            <text:p>877,5</text:p>
          </table:table-cell>
          <table:table-cell table:style-name="ce97" table:formula="of:=[.J18]/12" office:value-type="float" office:value="2340" calcext:value-type="float">
            <text:p>2340</text:p>
          </table:table-cell>
          <table:table-cell table:style-name="ce97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home/mr/aa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6020.83">
            <text:p>-7602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6:39:24.38536607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9-29T17:28:33.720329179</dc:date>
    <meta:editing-duration>P1DT1H37M39S</meta:editing-duration>
    <meta:editing-cycles>123</meta:editing-cycles>
    <meta:generator>LibreOffice/7.1.2.2$Linux_X86_64 LibreOffice_project/10$Build-2</meta:generator>
    <meta:print-date>2021-09-29T17:27:35.120451300</meta:print-date>
    <meta:document-statistic meta:table-count="11" meta:cell-count="1486" meta:object-count="0"/>
  </office:meta>
</office:document-meta>
</file>